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A7000000474348E54A47A67B3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Table1" style:family="table">
      <style:table-properties style:width="6.5in" table:align="margins" fo:background-color="transparent">
        <style:background-image/>
      </style:table-properties>
    </style:style>
    <style:style style:name="Table1.A" style:family="table-column">
      <style:table-column-properties style:column-width="1.9326in" style:rel-column-width="19485*"/>
    </style:style>
    <style:style style:name="Table1.B" style:family="table-column">
      <style:table-column-properties style:column-width="1.875in" style:rel-column-width="18903*"/>
    </style:style>
    <style:style style:name="Table1.C" style:family="table-column">
      <style:table-column-properties style:column-width="2.6924in" style:rel-column-width="27147*"/>
    </style:style>
    <style:style style:name="Table1.1" style:family="table-row">
      <style:table-row-properties fo:background-color="#729fcf">
        <style:background-image/>
      </style:table-row-properties>
    </style:style>
    <style:style style:name="Table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b4c7d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75in" fo:margin-left="0in" table:align="left" fo:background-color="transparent">
        <style:background-image/>
      </style:table-properties>
    </style:style>
    <style:style style:name="Table7.A" style:family="table-column">
      <style:table-column-properties style:column-width="0.8229in"/>
    </style:style>
    <style:style style:name="Table7.B" style:family="table-column">
      <style:table-column-properties style:column-width="1.0521in"/>
    </style:style>
    <style:style style:name="Table7.C" style:family="table-column">
      <style:table-column-properties style:column-width="0.7007in"/>
    </style:style>
    <style:style style:name="Table7.D" style:family="table-column">
      <style:table-column-properties style:column-width="0.9375in"/>
    </style:style>
    <style:style style:name="Table7.E" style:family="table-column">
      <style:table-column-properties style:column-width="1.3986in"/>
    </style:style>
    <style:style style:name="Table7.F" style:family="table-column">
      <style:table-column-properties style:column-width="1.8382in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F1" style:family="table-cell">
      <style:table-cell-properties fo:background-color="#999999" fo:padding="0.0382in" fo:border="0.5pt solid #000000">
        <style:background-image/>
      </style:table-cell-properties>
    </style:style>
    <style:style style:name="Table2" style:family="table">
      <style:table-properties style:width="1.875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0.625in"/>
    </style:style>
    <style:style style:name="Table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b4c7dc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P4" style:family="paragraph" style:parent-style-name="Footer">
      <style:paragraph-properties fo:line-height="150%"/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arial" fo:font-size="18pt" officeooo:rsid="000ce629" officeooo:paragraph-rsid="000ce629" style:font-size-asian="18pt" style:font-size-complex="18pt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>
        <style:tab-stops>
          <style:tab-stop style:position="6.6146in"/>
        </style:tab-stops>
      </style:paragraph-properties>
      <style:text-properties style:font-name="arial" fo:font-size="18pt" officeooo:rsid="000ce629" officeooo:paragraph-rsid="000ce629" style:font-size-asian="18pt" style:font-size-complex="18pt"/>
    </style:style>
    <style:style style:name="P7" style:family="paragraph" style:parent-style-name="Standard">
      <style:paragraph-properties fo:margin-top="0in" fo:margin-bottom="0in" style:contextual-spacing="false" fo:line-height="200%"/>
      <style:text-properties style:font-name="arial" fo:font-size="18pt" officeooo:rsid="000ce629" officeooo:paragraph-rsid="000ce629" style:font-size-asian="18pt" style:font-size-complex="18pt"/>
    </style:style>
    <style:style style:name="P8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rsid="000ce629" officeooo:paragraph-rsid="000ce629" style:font-size-asian="11pt" style:font-size-complex="11pt"/>
    </style:style>
    <style:style style:name="P9" style:family="paragraph" style:parent-style-name="Standard">
      <style:paragraph-properties fo:margin-top="0in" fo:margin-bottom="0in" style:contextual-spacing="false" fo:line-height="200%"/>
      <style:text-properties style:font-name="arial" fo:font-size="11pt" officeooo:paragraph-rsid="00d73020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200%" fo:text-align="center" style:justify-single-word="false" fo:padding="0.0201in" fo:border-left="none" fo:border-right="none" fo:border-top="0.06pt solid #000000" fo:border-bottom="0.06pt solid #000000" style:shadow="none"/>
      <style:text-properties fo:color="#ea7500" loext:opacity="100%" style:font-name="arial" fo:font-size="22pt" style:text-underline-style="none" fo:font-weight="bold" officeooo:rsid="000ce629" officeooo:paragraph-rsid="000ce629" style:font-size-asian="22pt" style:font-weight-asian="bold" style:font-size-complex="22pt" style:font-weight-complex="bold"/>
    </style:style>
    <style:style style:name="P11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P12" style:family="paragraph" style:parent-style-name="Standard">
      <style:paragraph-properties fo:margin-top="0in" fo:margin-bottom="0in" style:contextual-spacing="false" fo:line-height="200%"/>
      <style:text-properties fo:color="#ff860d" loext:opacity="100%" style:font-name="arial" fo:font-size="11pt" fo:font-weight="bold" officeooo:rsid="00f8acf9" officeooo:paragraph-rsid="00841fc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11d0474" officeooo:paragraph-rsid="025084b9" style:text-blinking="false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14ba5be" officeooo:paragraph-rsid="025084b9" style:text-blinking="false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bold" officeooo:rsid="010849d4" officeooo:paragraph-rsid="010849d4" style:text-blinking="false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bold" officeooo:rsid="010849d4" officeooo:paragraph-rsid="023f686c" style:text-blinking="false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in" fo:margin-bottom="0in" style:contextual-spacing="false" fo:line-height="200%"/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bold" officeooo:rsid="023a0ebb" officeooo:paragraph-rsid="023a0ebb" style:text-blinking="false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  <style:text-properties fo:font-variant="normal" fo:text-transform="none" fo:color="#ff860d" loext:opacity="100%" style:text-line-through-style="none" style:text-line-through-type="none" style:font-name="arial" fo:font-size="11pt" fo:font-style="normal" style:text-underline-style="none" fo:font-weight="normal" officeooo:rsid="000ce629" officeooo:paragraph-rsid="025084b9" style:text-blinking="false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officeooo:paragraph-rsid="025084b9" style:font-size-asian="11pt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officeooo:rsid="000ce629" officeooo:paragraph-rsid="00841fc3" style:font-size-asian="11pt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officeooo:rsid="000ce629" officeooo:paragraph-rsid="025084b9" style:font-size-asian="11pt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fo:font-weight="normal" officeooo:rsid="000ce629" officeooo:paragraph-rsid="02353b2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fo:font-weight="normal" officeooo:rsid="000ce629" officeooo:paragraph-rsid="00841fc3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  <style:text-properties style:font-name="arial" fo:font-size="11pt" fo:font-weight="normal" officeooo:rsid="000ce629" officeooo:paragraph-rsid="00841fc3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fo:font-weight="normal" officeooo:rsid="000ce629" officeooo:paragraph-rsid="025084b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.4925in" fo:margin-right="0in" fo:margin-top="0in" fo:margin-bottom="0in" style:contextual-spacing="false" fo:line-height="200%" fo:text-indent="0in" style:auto-text-indent="false"/>
      <style:text-properties style:font-name="arial" fo:font-size="11pt" fo:font-weight="normal" officeooo:rsid="000ce629" officeooo:paragraph-rsid="025084b9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fo:font-weight="normal" officeooo:rsid="025084b9" officeooo:paragraph-rsid="025084b9" style:font-size-asian="11pt" style:font-weight-asian="normal" style:font-size-complex="11pt" style:font-weight-complex="normal"/>
    </style:style>
    <style:style style:name="P28" style:family="paragraph" style:parent-style-name="Standard" style:list-style-name="L9">
      <style:paragraph-properties fo:margin-top="0in" fo:margin-bottom="0in" style:contextual-spacing="false" fo:line-height="200%"/>
      <style:text-properties style:font-name="arial" fo:font-size="11pt" fo:font-weight="normal" officeooo:rsid="025084b9" officeooo:paragraph-rsid="025084b9" style:font-size-asian="11pt" style:font-weight-asian="normal" style:font-size-complex="11pt" style:font-weight-complex="normal"/>
    </style:style>
    <style:style style:name="P29" style:family="paragraph" style:parent-style-name="Standard" style:list-style-name="L9">
      <style:paragraph-properties fo:margin-top="0in" fo:margin-bottom="0in" style:contextual-spacing="false" fo:line-height="200%"/>
      <style:text-properties style:font-name="arial" fo:font-size="11pt" fo:font-weight="normal" officeooo:rsid="02515a8c" officeooo:paragraph-rsid="02515a8c" style:font-size-asian="11pt" style:font-weight-asian="normal" style:font-size-complex="11pt" style:font-weight-complex="normal"/>
    </style:style>
    <style:style style:name="P30" style:family="paragraph" style:parent-style-name="Standard" style:list-style-name="L9">
      <style:paragraph-properties fo:margin-top="0in" fo:margin-bottom="0in" style:contextual-spacing="false" fo:line-height="200%"/>
      <style:text-properties style:font-name="arial" fo:font-size="11pt" fo:font-weight="normal" officeooo:rsid="0251d1dd" officeooo:paragraph-rsid="0251d1d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200%"/>
      <style:text-properties style:font-name="arial" fo:font-size="11pt" fo:font-weight="normal" officeooo:rsid="0251d1dd" officeooo:paragraph-rsid="0251d1dd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200%" fo:text-indent="0in" style:auto-text-indent="false"/>
      <style:text-properties style:font-name="arial" fo:font-size="11pt" fo:font-weight="bold" officeooo:rsid="000ce629" officeooo:paragraph-rsid="00841fc3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top="0in" fo:margin-bottom="0in" style:contextual-spacing="false" fo:line-height="200%"/>
      <style:text-properties style:use-window-font-color="true" loext:opacity="0%" style:font-name="arial" fo:font-size="11pt" style:text-underline-style="none" fo:font-weight="normal" officeooo:rsid="00672f9a" officeooo:paragraph-rsid="00d73020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200%"/>
      <style:text-properties style:use-window-font-color="true" loext:opacity="0%" style:font-name="arial" fo:font-size="11pt" style:text-underline-style="none" fo:font-weight="normal" officeooo:rsid="00672f9a" officeooo:paragraph-rsid="02399cf1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font-weight="bold" officeooo:rsid="01cc00b0" officeooo:paragraph-rsid="025084b9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bold" officeooo:rsid="01012792" officeooo:paragraph-rsid="023f686c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font-weight="bold" officeooo:rsid="0145966e" officeooo:paragraph-rsid="025084b9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font-weight="bold" officeooo:rsid="011d0474" officeooo:paragraph-rsid="025084b9" style:font-size-asian="11pt" style:font-weight-asian="bold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font-weight="bold" officeooo:rsid="025aa743" officeooo:paragraph-rsid="025aa743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font-weight="bold" officeooo:rsid="025f17f5" officeooo:paragraph-rsid="025f17f5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1pt" fo:font-weight="bold" officeooo:rsid="025fe8bc" officeooo:paragraph-rsid="025fe8bc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1pt" officeooo:rsid="01012792" officeooo:paragraph-rsid="023f686c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1pt" officeooo:rsid="01024ff4" officeooo:paragraph-rsid="023f686c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1pt" officeooo:rsid="0243442d" officeooo:paragraph-rsid="0243442d" style:font-size-asian="11pt" style:font-size-complex="11pt"/>
    </style:style>
    <style:style style:name="T1" style:family="text">
      <style:text-properties officeooo:rsid="006401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353a6a" style:font-weight-asian="bold" style:font-weight-complex="bold"/>
    </style:style>
    <style:style style:name="T4" style:family="text">
      <style:text-properties fo:font-weight="bold" officeooo:rsid="02353b2e" style:font-weight-asian="bold" style:font-weight-complex="bold"/>
    </style:style>
    <style:style style:name="T5" style:family="text">
      <style:text-properties fo:font-weight="bold" officeooo:rsid="02377301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38f03b" style:font-weight-asian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1a035a6"/>
    </style:style>
    <style:style style:name="T10" style:family="text">
      <style:text-properties style:text-position="0% 100%" officeooo:rsid="01a1e1e7"/>
    </style:style>
    <style:style style:name="T11" style:family="text">
      <style:text-properties style:text-position="0% 100%" fo:font-weight="normal" officeooo:rsid="01df275e" style:font-weight-asian="normal" style:font-weight-complex="normal"/>
    </style:style>
    <style:style style:name="T12" style:family="text">
      <style:text-properties style:text-underline-style="none" fo:font-weight="normal" officeooo:rsid="005de43e" style:font-weight-asian="normal" style:font-weight-complex="normal"/>
    </style:style>
    <style:style style:name="T13" style:family="text">
      <style:text-properties style:text-underline-style="none" fo:font-weight="bold" officeooo:rsid="005de43e" style:font-weight-asian="bold" style:font-weight-complex="bold"/>
    </style:style>
    <style:style style:name="T14" style:family="text">
      <style:text-properties style:text-underline-style="none" fo:font-weight="bold" officeooo:rsid="019ad4ae" style:font-weight-asian="bold" style:font-weight-complex="bold"/>
    </style:style>
    <style:style style:name="T15" style:family="text">
      <style:text-properties officeooo:rsid="00f5c10b"/>
    </style:style>
    <style:style style:name="T16" style:family="text">
      <style:text-properties style:text-position="super 58%" officeooo:rsid="01a390d2"/>
    </style:style>
    <style:style style:name="T17" style:family="text">
      <style:text-properties style:text-position="super 58%" officeooo:rsid="02413ea8"/>
    </style:style>
    <style:style style:name="T18" style:family="text">
      <style:text-properties style:text-position="super 58%" officeooo:rsid="0243442d"/>
    </style:style>
    <style:style style:name="T19" style:family="text">
      <style:text-properties style:text-position="super 58%" officeooo:rsid="02469ee9"/>
    </style:style>
    <style:style style:name="T20" style:family="text">
      <style:text-properties officeooo:rsid="01347a5d"/>
    </style:style>
    <style:style style:name="T21" style:family="text">
      <style:text-properties officeooo:rsid="01376bc3"/>
    </style:style>
    <style:style style:name="T22" style:family="text">
      <style:text-properties officeooo:rsid="01450531"/>
    </style:style>
    <style:style style:name="T23" style:family="text">
      <style:text-properties officeooo:rsid="0145966e"/>
    </style:style>
    <style:style style:name="T24" style:family="text">
      <style:text-properties officeooo:rsid="0146757e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14c1728" fo:background-color="#ffff00" loext:char-shading-value="0"/>
    </style:style>
    <style:style style:name="T27" style:family="text">
      <style:text-properties officeooo:rsid="01686eaa" fo:background-color="#ffff00" loext:char-shading-value="0"/>
    </style:style>
    <style:style style:name="T28" style:family="text">
      <style:text-properties officeooo:rsid="01ceed32" fo:background-color="#ffff00" loext:char-shading-value="0"/>
    </style:style>
    <style:style style:name="T29" style:family="text">
      <style:text-properties officeooo:rsid="01cfab05" fo:background-color="#ffff00" loext:char-shading-value="0"/>
    </style:style>
    <style:style style:name="T30" style:family="text">
      <style:text-properties officeooo:rsid="01d951c6" fo:background-color="#ffff00" loext:char-shading-value="0"/>
    </style:style>
    <style:style style:name="T31" style:family="text">
      <style:text-properties officeooo:rsid="01d9fc49" fo:background-color="#ffff00" loext:char-shading-value="0"/>
    </style:style>
    <style:style style:name="T32" style:family="text">
      <style:text-properties officeooo:rsid="01db82e8" fo:background-color="#ffff00" loext:char-shading-value="0"/>
    </style:style>
    <style:style style:name="T33" style:family="text">
      <style:text-properties officeooo:rsid="0200a17b" fo:background-color="#ffff00" loext:char-shading-value="0"/>
    </style:style>
    <style:style style:name="T34" style:family="text">
      <style:text-properties officeooo:rsid="025c1b57" fo:background-color="#ffff00" loext:char-shading-value="0"/>
    </style:style>
    <style:style style:name="T35" style:family="text">
      <style:text-properties officeooo:rsid="0260cc40" fo:background-color="#ffff00" loext:char-shading-value="0"/>
    </style:style>
    <style:style style:name="T36" style:family="text">
      <style:text-properties officeooo:rsid="02622622" fo:background-color="#ffff00" loext:char-shading-value="0"/>
    </style:style>
    <style:style style:name="T37" style:family="text">
      <style:text-properties officeooo:rsid="01a3e6ed"/>
    </style:style>
    <style:style style:name="T38" style:family="text">
      <style:text-properties officeooo:rsid="01cdc6c7"/>
    </style:style>
    <style:style style:name="T39" style:family="text">
      <style:text-properties officeooo:rsid="01cdefae"/>
    </style:style>
    <style:style style:name="T40" style:family="text">
      <style:text-properties officeooo:rsid="01d754fd"/>
    </style:style>
    <style:style style:name="T41" style:family="text">
      <style:text-properties officeooo:rsid="01db82e8"/>
    </style:style>
    <style:style style:name="T42" style:family="text">
      <style:text-properties fo:font-style="italic" officeooo:rsid="025084b9" style:font-style-asian="italic" style:font-style-complex="italic"/>
    </style:style>
    <style:style style:name="T43" style:family="text">
      <style:text-properties fo:font-style="italic" officeooo:rsid="02515a8c" style:font-style-asian="italic" style:font-style-complex="italic"/>
    </style:style>
    <style:style style:name="T44" style:family="text">
      <style:text-properties officeooo:rsid="02338914"/>
    </style:style>
    <style:style style:name="T45" style:family="text">
      <style:text-properties officeooo:rsid="0233ba0c"/>
    </style:style>
    <style:style style:name="T46" style:family="text">
      <style:text-properties officeooo:rsid="02341f29"/>
    </style:style>
    <style:style style:name="T47" style:family="text">
      <style:text-properties officeooo:rsid="0235bd76"/>
    </style:style>
    <style:style style:name="T48" style:family="text">
      <style:text-properties officeooo:rsid="02413ea8"/>
    </style:style>
    <style:style style:name="T49" style:family="text">
      <style:text-properties officeooo:rsid="02418424"/>
    </style:style>
    <style:style style:name="T50" style:family="text">
      <style:text-properties officeooo:rsid="0243442d"/>
    </style:style>
    <style:style style:name="T51" style:family="text">
      <style:text-properties officeooo:rsid="02469ee9"/>
    </style:style>
    <style:style style:name="T52" style:family="text">
      <style:text-properties officeooo:rsid="02515a8c"/>
    </style:style>
    <style:style style:name="T53" style:family="text">
      <style:text-properties officeooo:rsid="02540408"/>
    </style:style>
    <style:style style:name="T54" style:family="text">
      <style:text-properties officeooo:rsid="0259156e"/>
    </style:style>
    <style:style style:name="T55" style:family="text">
      <style:text-properties officeooo:rsid="0259168e"/>
    </style:style>
    <style:style style:name="T56" style:family="text">
      <style:text-properties officeooo:rsid="025aa743"/>
    </style:style>
    <style:style style:name="T57" style:family="text">
      <style:text-properties officeooo:rsid="025bccc0"/>
    </style:style>
    <style:style style:name="T58" style:family="text">
      <style:text-properties officeooo:rsid="025c1b57"/>
    </style:style>
    <style:style style:name="T59" style:family="text">
      <style:text-properties officeooo:rsid="025f17f5"/>
    </style:style>
    <style:style style:name="T60" style:family="text">
      <style:text-properties officeooo:rsid="0263c7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rquitectura de Computadores - 22GIIN</text:p>
      <text:p text:style-name="P10">Actividad <text:span text:style-name="T15">3</text:span> – <text:span text:style-name="T45">2da. Convocatoria - </text:span>Portafolio</text:p>
      <text:p text:style-name="P5">Gagliardo Miguel Angel</text:p>
      <text:p text:style-name="P5"><text:span text:style-name="T44">05</text:span><text:span text:style-name="T15"> de </text:span><text:span text:style-name="T44">Febrero </text:span>de 202<text:span text:style-name="T44">4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12"><text:soft-page-break/>EJERCICIO 1. CARACTERISTICAS</text:p>
      <text:p text:style-name="P23">1. El computador tiene palabras de <text:span text:style-name="T2">32 bits</text:span> y <text:span text:style-name="T46">32</text:span> registros de 32 bits.</text:p>
      <text:p text:style-name="P20"><text:span text:style-name="T7">2</text:span><text:span text:style-name="T6">. La memoria es de </text:span><text:span text:style-name="T3">128</text:span><text:span text:style-name="T2"> MB</text:span><text:span text:style-name="T6">.</text:span></text:p>
      <text:p text:style-name="P22">3. El juego de instrucciones se forma con el código de operación y el campo de cada operando, cuando aplica.</text:p>
      <text:p text:style-name="P20"><text:span text:style-name="T6">4. </text:span><text:span text:style-name="T2">Todas las instrucciones deben representarse en </text:span><text:span text:style-name="T4">2 palabras</text:span></text:p>
      <text:p text:style-name="P23"><text:span text:style-name="T47">5. </text:span>El conjunto de instrucciones es el siguiente:</text:p>
      <text:p text:style-name="P24"><text:span text:style-name="T2">a.</text:span> 70 instrucciones de 3 operandos: 1 en registro y 2 en memoria. Adicionalmente tienen que almacenar la información que afecta las condiciones siguientes:</text:p>
      <text:p text:style-name="P24"><text:tab/>ZERO, No ZERO, ACARREO, No ACARREO;</text:p>
      <text:p text:style-name="P24"><text:span text:style-name="T2">b.</text:span> 487 instrucciones de dos operandos: 1 en registro y 1 en memoria;</text:p>
      <text:p text:style-name="P24"><text:span text:style-name="T2">c.</text:span> 504 instrucciones de un operando, en memoria;</text:p>
      <text:p text:style-name="P24"><text:span text:style-name="T2">d.</text:span> 890 instrucciones de 0 operando.</text:p>
      <text:p text:style-name="P24"><text:span text:style-name="T2">e. En esta arquitectura, los modos de direccionamiento son implícitos en cada una de las instrucciones. No aparecen en el format</text:span><text:span text:style-name="T5">o</text:span></text:p>
      <text:p text:style-name="P23"/>
      <text:p text:style-name="P23"><text:span text:style-name="T2">Se pide</text:span>:</text:p>
      <text:p text:style-name="P23">Definir (diseñar) el formato de cada tipo de instrucción, e incluir su descripción</text:p>
      <text:p text:style-name="P23">(formato) en forma gráfica. <text:span text:style-name="T2">Todas las decisiones de diseño deben estar</text:span></text:p>
      <text:p text:style-name="P32">completamente justificadas y razonadas.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36">Caracteristicas</text:p>
          </table:table-cell>
          <table:table-cell table:style-name="Table1.A1" office:value-type="string">
            <text:p text:style-name="P36">Codigo de Operacion</text:p>
          </table:table-cell>
          <table:table-cell table:style-name="Table1.C1" office:value-type="string">
            <text:p text:style-name="P36">Modo de Direccionamiento</text:p>
          </table:table-cell>
        </table:table-row>
        <table:table-row>
          <table:table-cell table:style-name="Table1.A2" office:value-type="string">
            <text:p text:style-name="P42">Tamaño de la Palabra</text:p>
          </table:table-cell>
          <table:table-cell table:style-name="Table1.B2" office:value-type="string">
            <text:p text:style-name="P42">32 bits</text:p>
          </table:table-cell>
          <table:table-cell table:style-name="Table1.C2" office:value-type="string">
            <text:p text:style-name="P42">32 bits</text:p>
          </table:table-cell>
        </table:table-row>
        <table:table-row>
          <table:table-cell table:style-name="Table1.A2" office:value-type="string">
            <text:p text:style-name="P42">Memoria Total <text:span text:style-name="T37">en Bytes</text:span></text:p>
          </table:table-cell>
          <table:table-cell table:style-name="Table1.B3" office:value-type="string">
            <text:p text:style-name="P42"><text:span text:style-name="T48">128</text:span> MB = <text:span text:style-name="T9">2</text:span><text:span text:style-name="T16">2</text:span><text:span text:style-name="T17">7</text:span><text:span text:style-name="T10">bytes</text:span></text:p>
          </table:table-cell>
          <table:table-cell table:style-name="Table1.C3" office:value-type="string">
            <text:p text:style-name="P43">2<text:span text:style-name="T49">7</text:span> bits</text:p>
          </table:table-cell>
        </table:table-row>
        <table:table-row>
          <table:table-cell table:style-name="Table1.A2" office:value-type="string">
            <text:p text:style-name="P43">Cantidad de Registros</text:p>
          </table:table-cell>
          <table:table-cell table:style-name="Table1.B4" office:value-type="string">
            <text:p text:style-name="P44">32</text:p>
          </table:table-cell>
          <table:table-cell table:style-name="Table1.C4" office:value-type="string">
            <text:p text:style-name="P43"><text:span text:style-name="T50">5</text:span> bits (2<text:span text:style-name="T18">5</text:span><text:span text:style-name="T8">)</text:span></text:p>
          </table:table-cell>
        </table:table-row>
        <table:table-row>
          <table:table-cell table:style-name="Table1.A5" office:value-type="string">
            <text:p text:style-name="P43">Cantidad de Operaciones</text:p>
          </table:table-cell>
          <table:table-cell table:style-name="Table1.B5" office:value-type="string">
            <text:p text:style-name="P43">1951</text:p>
          </table:table-cell>
          <table:table-cell table:style-name="Table1.C5" office:value-type="string">
            <text:p text:style-name="P43"><text:span text:style-name="T51">11</text:span> bits (2<text:span text:style-name="T19">11</text:span><text:span text:style-name="T8">)</text:span></text:p>
          </table:table-cell>
        </table:table-row>
      </table:table>
      <text:p text:style-name="P16"><text:tab/><text:tab/><text:tab/><text:tab/><text:tab/><text:span text:style-name="T42">Tabla 1</text:span></text:p>
      <text:p text:style-name="P27">De la tabla anterior deducimos:</text:p>
      <text:list xml:id="list928532784" text:style-name="L9">
        <text:list-item>
          <text:p text:style-name="P28">Necesitamos 11 bits para poder representar las operaciones ya que pueden tomar 1<text:span text:style-name="T57">951</text:span> valores <text:span text:style-name="T52">(ver </text:span><text:span text:style-name="T43">Tabla 1</text:span><text:span text:style-name="T52">).</text:span></text:p>
        </text:list-item>
        <text:list-item>
          <text:p text:style-name="P29">Dado que el direccionamiento es implicito, no aparecera en el formato tal como se indica en el ejercicio.</text:p>
        </text:list-item>
        <text:list-item>
          <text:p text:style-name="P30">Para la cantidad de registros necesitaremos 5 bits, dado que hay 32 como se indica en el enunciado, es lo que necesitaremos para su representacion.</text:p>
        </text:list-item>
      </text:list>
      <text:p text:style-name="P31">A continuacion, el formato de las instrucciones quedaria del siguiente modo:</text:p>
      <text:p text:style-name="P25"><text:span text:style-name="T2">a.</text:span> 70 instrucciones de 3 operandos: 1 en registro y 2 en memoria. Adicionalmente tienen que almacenar la información que afecta las condiciones siguientes: <text:span text:style-name="T2">ZERO, No ZERO, ACARREO, No ACARREO</text:span>;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Condicion</text:p>
          </table:table-cell>
          <table:table-cell table:style-name="Table2.B1" office:value-type="string">
            <text:p text:style-name="P41">Valor</text:p>
          </table:table-cell>
        </table:table-row>
        <table:table-row>
          <table:table-cell table:style-name="Table2.A2" office:value-type="string">
            <text:p text:style-name="P41">ZERO</text:p>
          </table:table-cell>
          <table:table-cell table:style-name="Table2.B2" office:value-type="string">
            <text:p text:style-name="P41">00</text:p>
          </table:table-cell>
        </table:table-row>
        <table:table-row>
          <table:table-cell table:style-name="Table2.A2" office:value-type="string">
            <text:p text:style-name="P41">No ZERO</text:p>
          </table:table-cell>
          <table:table-cell table:style-name="Table2.B2" office:value-type="string">
            <text:p text:style-name="P41">01</text:p>
          </table:table-cell>
        </table:table-row>
        <table:table-row>
          <table:table-cell table:style-name="Table2.A2" office:value-type="string">
            <text:p text:style-name="P41">ACARREO</text:p>
          </table:table-cell>
          <table:table-cell table:style-name="Table2.B2" office:value-type="string">
            <text:p text:style-name="P41">10</text:p>
          </table:table-cell>
        </table:table-row>
        <table:table-row>
          <table:table-cell table:style-name="Table2.A2" office:value-type="string">
            <text:p text:style-name="P41">No ACARREO</text:p>
          </table:table-cell>
          <table:table-cell table:style-name="Table2.B2" office:value-type="string">
            <text:p text:style-name="P41">11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7">COD-OP</text:p>
          </table:table-cell>
          <table:table-cell table:style-name="Table7.A1" office:value-type="string">
            <text:p text:style-name="P40">CONDICION</text:p>
          </table:table-cell>
          <table:table-cell table:style-name="Table7.A1" office:value-type="string">
            <text:p text:style-name="P35">Registro</text:p>
          </table:table-cell>
          <table:table-cell table:style-name="Table7.A1" office:value-type="string">
            <text:p text:style-name="P38">Operando <text:span text:style-name="T54">1</text:span></text:p>
          </table:table-cell>
          <table:table-cell table:style-name="Table7.A1" office:value-type="string">
            <text:p text:style-name="P39">Operando 2</text:p>
          </table:table-cell>
          <table:table-cell table:style-name="Table7.F1" office:value-type="string">
            <text:p text:style-name="P38"/>
          </table:table-cell>
        </table:table-row>
      </table:table>
      <text:p text:style-name="P13"><text:span text:style-name="T20"><text:s text:c="5"/></text:span><text:span text:style-name="T38">(C=</text:span><text:span text:style-name="T53">11</text:span><text:span text:style-name="T38">)</text:span><text:span text:style-name="T20"> <text:s text:c="11"/></text:span><text:span text:style-name="T59">(D=2)</text:span><text:span text:style-name="T20"> <text:s text:c="2"/></text:span><text:span text:style-name="T21"><text:s text:c="6"/></text:span><text:span text:style-name="T22">(</text:span><text:span text:style-name="T40">R</text:span><text:span text:style-name="T23">=</text:span><text:span text:style-name="T53">5</text:span><text:span text:style-name="T22">) <text:s text:c="7"/></text:span><text:span text:style-name="T23"><text:s text:c="2"/>(P=2</text:span><text:span text:style-name="T55">7</text:span><text:span text:style-name="T23">) <text:s text:c="17"/></text:span><text:span text:style-name="T56">(P=27)</text:span><text:span text:style-name="T24"> <text:s text:c="23"/></text:span><text:span text:style-name="T39"><text:s/>(S=</text:span><text:span text:style-name="T58">2</text:span><text:span text:style-name="T60">4</text:span><text:span text:style-name="T39">)</text:span></text:p>
      <text:p text:style-name="P14"><text:span text:style-name="T25">C + </text:span><text:span text:style-name="T35">D + </text:span><text:span text:style-name="T30">R + </text:span><text:span text:style-name="T33">2</text:span><text:span text:style-name="T28">P </text:span><text:span text:style-name="T25">+ S </text:span><text:span text:style-name="T27">(bits no utilizados)</text:span><text:span text:style-name="T25"> = </text:span><text:span text:style-name="T34">11</text:span><text:span text:style-name="T26"> + </text:span><text:span text:style-name="T36">2 + </text:span><text:span text:style-name="T34">5</text:span><text:span text:style-name="T26"> </text:span><text:span text:style-name="T31">+ 2 </text:span><text:span text:style-name="T26">* 2</text:span><text:span text:style-name="T34">7</text:span><text:span text:style-name="T26"> + </text:span><text:span text:style-name="T34">2</text:span><text:span text:style-name="T36">4 </text:span><text:span text:style-name="T26">= </text:span><text:span text:style-name="T32">96 bits </text:span><text:span text:style-name="T26">(</text:span><text:span text:style-name="T32">3</text:span><text:span text:style-name="T26"> palabras)</text:span></text:p>
      <text:p text:style-name="P25"><text:soft-page-break/>b. 487 instrucciones de dos operandos: 1 en registro y 1 en memoria;</text:p>
      <text:p text:style-name="P26">c. 504 instrucciones de un operando, en memoria;</text:p>
      <text:p text:style-name="P26">d. 890 instrucciones de 0 operando.</text:p>
      <text:p text:style-name="P18">e. <text:span text:style-name="T2">En esta arquitectura, los modos de direccionamiento son implícitos en cada una de las instrucciones. No aparecen en el format</text:span><text:span text:style-name="T5">o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EJERCICIO 2. CARACTERISTICAS</text:p>
      <text:p text:style-name="P33">Considere un computador con memoria de 16 Mpalabras, con una longitud de</text:p>
      <text:p text:style-name="P34">palabra de 4 bytes. Posee 8 registros de 4 bytes. </text:p>
      <text:p text:style-name="P34">Para esta arquitectura se desea implementar las siguientes instrucciones</text:p>
      <text:p text:style-name="P33">aritméticas (puras): (SUMA, RESTA, MULTIPLICA, DIVIDE) de tres operandos: dos en</text:p>
      <text:p text:style-name="P33">memoria y uno en registro.</text:p>
      <text:p text:style-name="P33">Los modos de direccionamiento son el directo, indirecto y el inmediato.</text:p>
      <text:p text:style-name="P33">Para cada operando en memoria debe indicarse su modo de direccionamiento.</text:p>
      <text:p text:style-name="P33">Se pide:</text:p>
      <text:p text:style-name="P33"><text:soft-page-break/><text:tab/>a. <text:span text:style-name="T2">Diseñar el formato de instrucciones </text:span>para dicho juego de operaciones</text:p>
      <text:p text:style-name="P33">puras.</text:p>
      <text:p text:style-name="P33"><text:tab/>b. <text:span text:style-name="T2">Indicar </text:span>el tamaño de cada tipo de instrucción.</text:p>
      <text:p text:style-name="P33">c. <text:span text:style-name="T2">Mostrar gráficamente </text:span>los formatos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7">BIBLIOGRAFIA UTILIZADA</text:p>
      <text:p text:style-name="P9"><text:span text:style-name="T12">Figueras, G. E. (2019). ARQUITECTURA DE COMPUTADORES. Manual del curso. Universidad Internacional de Valencia. </text:span><text:span text:style-name="T13">Tema </text:span><text:span text:style-name="T14">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6b57c0" officeooo:paragraph-rsid="006b57c0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MP4" style:family="paragraph" style:parent-style-name="Footer">
      <style:paragraph-properties fo:line-height="150%"/>
      <style:text-properties style:font-name="arial" fo:font-size="12pt" officeooo:rsid="00625fbf" officeooo:paragraph-rsid="00625fbf" fo:background-color="transparent" style:font-size-asian="12pt" style:font-size-complex="12pt"/>
    </style:style>
    <style:style style:name="MT1" style:family="text">
      <style:text-properties officeooo:rsid="006401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  <text:p text:style-name="MP2"><draw:frame draw:style-name="Mfr1" draw:name="Image2" text:anchor-type="char" svg:x="5.0929in" svg:y="-0.4898in" svg:width="1.7398in" svg:height="0.7398in" draw:z-index="4"><draw:image xlink:href="Pictures/10000000000000A7000000474348E54A47A67B37.png" xlink:type="simple" xlink:show="embed" xlink:actuate="onLoad" draw:mime-type="image/png"/></draw:frame></text:p>
      </style:header>
      <style:header-first>
        <text:p text:style-name="MP1"/>
        <text:p text:style-name="MP1"/>
        <text:p text:style-name="MP2"><draw:frame draw:style-name="Mfr1" draw:name="Image3" text:anchor-type="char" svg:x="5.0929in" svg:y="-0.4898in" svg:width="1.7398in" svg:height="0.7398in" draw:z-index="0"><draw:image xlink:href="Pictures/10000000000000A7000000474348E54A47A67B37.png" xlink:type="simple" xlink:show="embed" xlink:actuate="onLoad" draw:mime-type="image/png"/></draw:frame></text:p>
      </style:header-first>
      <style:footer>
        <text:p text:style-name="MP3"><text:tab/><text:page-number text:select-page="current">5</text:page-number> <text:span text:style-name="MT1">de </text:span><text:span text:style-name="MT1"><text:page-count>5</text:page-count></text:span></text:p>
      </style:footer>
      <style:footer-first>
        <text:p text:style-name="MP4"><text:tab/><text:page-number text:select-page="current">1</text:page-number> <text:span text:style-name="MT1">de </text:span><text:span text:style-name="MT1"><text:page-count>5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3:59:34.731664686</meta:creation-date>
    <dc:date>2024-02-01T22:15:43.699931896</dc:date>
    <meta:editing-duration>P1DT22H31M31S</meta:editing-duration>
    <meta:editing-cycles>544</meta:editing-cycles>
    <meta:generator>LibreOffice/7.3.7.2$Linux_X86_64 LibreOffice_project/30$Build-2</meta:generator>
    <meta:document-statistic meta:table-count="3" meta:image-count="2" meta:object-count="0" meta:page-count="5" meta:paragraph-count="80" meta:word-count="564" meta:character-count="3392" meta:non-whitespace-character-count="2825"/>
  </office:meta>
</office:document-meta>
</file>